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1.663808107" calcext:value-type="float">
            <text:p>1,663808107</text:p>
          </table:table-cell>
          <table:table-cell office:value-type="float" office:value="0.4951651096" calcext:value-type="float">
            <text:p>0,4951651096</text:p>
          </table:table-cell>
          <table:table-cell office:value-type="float" office:value="0.001899024239" calcext:value-type="float">
            <text:p>0,0018990242</text:p>
          </table:table-cell>
          <table:table-cell office:value-type="float" office:value="0.0001637089881" calcext:value-type="float">
            <text:p>0,00016370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935" calcext:value-type="float">
            <text:p>15935</text:p>
          </table:table-cell>
          <table:table-cell office:value-type="float" office:value="1.101050138" calcext:value-type="float">
            <text:p>1,101050138</text:p>
          </table:table-cell>
          <table:table-cell office:value-type="float" office:value="0.5950704813" calcext:value-type="float">
            <text:p>0,5950704813</text:p>
          </table:table-cell>
          <table:table-cell office:value-type="float" office:value="0.0004867759126" calcext:value-type="float">
            <text:p>0,0004867759</text:p>
          </table:table-cell>
          <table:table-cell table:style-name="ce1" office:value-type="float" office:value="0.00003245172775" calcext:value-type="float">
            <text:p>3,25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958" calcext:value-type="float">
            <text:p>15958</text:p>
          </table:table-cell>
          <table:table-cell office:value-type="float" office:value="1.118025541" calcext:value-type="float">
            <text:p>1,118025541</text:p>
          </table:table-cell>
          <table:table-cell office:value-type="float" office:value="0.5943125486" calcext:value-type="float">
            <text:p>0,5943125486</text:p>
          </table:table-cell>
          <table:table-cell office:value-type="float" office:value="0.0006805587327" calcext:value-type="float">
            <text:p>0,0006805587</text:p>
          </table:table-cell>
          <table:table-cell table:style-name="ce1" office:value-type="float" office:value="0.00003240755905" calcext:value-type="float">
            <text:p>3,24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986" calcext:value-type="float">
            <text:p>15986</text:p>
          </table:table-cell>
          <table:table-cell office:value-type="float" office:value="1.184183717" calcext:value-type="float">
            <text:p>1,184183717</text:p>
          </table:table-cell>
          <table:table-cell office:value-type="float" office:value="0.5999032259" calcext:value-type="float">
            <text:p>0,5999032259</text:p>
          </table:table-cell>
          <table:table-cell office:value-type="float" office:value="0.001035230234" calcext:value-type="float">
            <text:p>0,0010352302</text:p>
          </table:table-cell>
          <table:table-cell table:style-name="ce1" office:value-type="float" office:value="0.00003235094482" calcext:value-type="float">
            <text:p>3,24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098" calcext:value-type="float">
            <text:p>16098</text:p>
          </table:table-cell>
          <table:table-cell office:value-type="float" office:value="1.18721056" calcext:value-type="float">
            <text:p>1,18721056</text:p>
          </table:table-cell>
          <table:table-cell office:value-type="float" office:value="0.5853000879" calcext:value-type="float">
            <text:p>0,5853000879</text:p>
          </table:table-cell>
          <table:table-cell office:value-type="float" office:value="0.0003214297176" calcext:value-type="float">
            <text:p>0,0003214297</text:p>
          </table:table-cell>
          <table:table-cell office:value-type="float" office:value="0.0001285718899" calcext:value-type="float">
            <text:p>0,000128571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118" calcext:value-type="float">
            <text:p>16118</text:p>
          </table:table-cell>
          <table:table-cell office:value-type="float" office:value="1.147447109" calcext:value-type="float">
            <text:p>1,147447109</text:p>
          </table:table-cell>
          <table:table-cell office:value-type="float" office:value="0.5808628201" calcext:value-type="float">
            <text:p>0,5808628201</text:p>
          </table:table-cell>
          <table:table-cell office:value-type="float" office:value="0.0001284232858" calcext:value-type="float">
            <text:p>0,0001284233</text:p>
          </table:table-cell>
          <table:table-cell table:style-name="ce1" office:value-type="float" office:value="0.00003210582145" calcext:value-type="float">
            <text:p>3,21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124" calcext:value-type="float">
            <text:p>16124</text:p>
          </table:table-cell>
          <table:table-cell office:value-type="float" office:value="1.381265044" calcext:value-type="float">
            <text:p>1,381265044</text:p>
          </table:table-cell>
          <table:table-cell office:value-type="float" office:value="0.5858801603" calcext:value-type="float">
            <text:p>0,5858801603</text:p>
          </table:table-cell>
          <table:table-cell office:value-type="float" office:value="0.0008986167959" calcext:value-type="float">
            <text:p>0,0008986168</text:p>
          </table:table-cell>
          <table:table-cell table:style-name="ce1" office:value-type="float" office:value="0.00003209345596" calcext:value-type="float">
            <text:p>3,21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186" calcext:value-type="float">
            <text:p>16186</text:p>
          </table:table-cell>
          <table:table-cell office:value-type="float" office:value="1.063333392" calcext:value-type="float">
            <text:p>1,063333392</text:p>
          </table:table-cell>
          <table:table-cell office:value-type="float" office:value="0.5971556902" calcext:value-type="float">
            <text:p>0,5971556902</text:p>
          </table:table-cell>
          <table:table-cell office:value-type="float" office:value="0.0001918465277" calcext:value-type="float">
            <text:p>0,0001918465</text:p>
          </table:table-cell>
          <table:table-cell table:style-name="ce1" office:value-type="float" office:value="0.00003197442129" calcext:value-type="float">
            <text:p>3,20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202" calcext:value-type="float">
            <text:p>16202</text:p>
          </table:table-cell>
          <table:table-cell office:value-type="float" office:value="1.023321867" calcext:value-type="float">
            <text:p>1,023321867</text:p>
          </table:table-cell>
          <table:table-cell office:value-type="float" office:value="0.5871011615" calcext:value-type="float">
            <text:p>0,5871011615</text:p>
          </table:table-cell>
          <table:table-cell office:value-type="float" office:value="0.0001277751144" calcext:value-type="float">
            <text:p>0,0001277751</text:p>
          </table:table-cell>
          <table:table-cell table:style-name="ce1" office:value-type="float" office:value="0.00003194377859" calcext:value-type="float">
            <text:p>3,19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215" calcext:value-type="float">
            <text:p>16215</text:p>
          </table:table-cell>
          <table:table-cell office:value-type="float" office:value="1.202112198" calcext:value-type="float">
            <text:p>1,202112198</text:p>
          </table:table-cell>
          <table:table-cell office:value-type="float" office:value="0.5510587096" calcext:value-type="float">
            <text:p>0,5510587096</text:p>
          </table:table-cell>
          <table:table-cell office:value-type="float" office:value="0.0001596169168" calcext:value-type="float">
            <text:p>0,0001596169</text:p>
          </table:table-cell>
          <table:table-cell table:style-name="ce1" office:value-type="float" office:value="0.00003192338409" calcext:value-type="float">
            <text:p>3,19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2071757673" calcext:value-type="float">
            <text:p>1,2071757673</text:p>
          </table:table-cell>
          <table:table-cell table:formula="of:=AVERAGE([.D2:.D11])" office:value-type="float" office:value="0.5771809995" calcext:value-type="float">
            <text:p>0,5771809995</text:p>
          </table:table-cell>
          <table:table-cell table:formula="of:=AVERAGE([.E2:.E11])" office:value-type="float" office:value="0.00059292974765" calcext:value-type="float">
            <text:p>0,0005929297</text:p>
          </table:table-cell>
          <table:table-cell table:formula="of:=AVERAGE([.F2:.F11])" office:value-type="float" office:value="0.0000549531971" calcext:value-type="float">
            <text:p>5,49531971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1:50:53.205817735</dc:date>
    <meta:document-statistic meta:table-count="1" meta:cell-count="70" meta:object-count="0"/>
    <meta:generator>LibreOffice/4.1.4.2$Linux_X86_64 LibreOffice_project/410m0$Build-2</meta:generator>
  </office:meta>
</office:document-meta>
</file>